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ler.setYourName( String you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getYou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chooseAirportDone( ChooseAirport . Results res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